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 Vu Sans Mono', 'Bitstream Vera Sans Mono', monospace"/>
    <style:font-face style:name="Courier New" svg:font-family="'Courier New'"/>
    <style:font-face style:name="Garamond" svg:font-family="Garamond, Georgia, serif"/>
    <style:font-face style:name="Lohit Devanagari1" svg:font-family="'Lohit Devanagari'"/>
    <style:font-face style:name="PingFang SC" svg:font-family="'PingFang SC', 'Lantinghei SC', 'Microsoft YaHei', arial, sans-serif, tahoma"/>
    <style:font-face style:name="PingFang SC1" svg:font-family="'PingFang SC', 'Microsoft YaHei', SimHei, Arial, SimSun"/>
    <style:font-face style:name="arial" svg:font-family="arial, sans-serif"/>
    <style:font-face style:name="goudy old style" svg:font-family="'goudy old style', 'minion pro', 'bell mt', Georgia, 'Hiragino Mincho Pro', serif"/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4f4f4f" style:font-name="文泉驿点阵正黑" fo:font-size="12pt" fo:letter-spacing="normal" fo:font-style="normal" fo:font-weight="normal" officeooo:rsid="003bd989" officeooo:paragraph-rsid="002ca9db" style:font-name-asian="文泉驿点阵正黑" style:font-size-asian="12pt" style:font-size-complex="12pt" fo:padding="0cm" fo:border="none"/>
    </style:style>
    <style:style style:name="P2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4a5814" officeooo:paragraph-rsid="004a5814" style:font-name-asian="文泉驿点阵正黑" style:font-size-asian="12pt" style:font-size-complex="12pt" fo:padding="0cm" fo:border="none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4f4387" officeooo:paragraph-rsid="004f4387" style:font-name-asian="文泉驿点阵正黑" style:font-size-asian="12pt" style:font-size-complex="12pt" fo:padding="0cm" fo:border="none"/>
    </style:style>
    <style:style style:name="P4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55a726" officeooo:paragraph-rsid="004f4387" style:font-name-asian="文泉驿点阵正黑" style:font-size-asian="12pt" style:font-style-asian="normal" style:font-weight-asian="normal" style:font-size-complex="12pt" fo:padding="0cm" fo:border="none"/>
    </style:style>
    <style:style style:name="P5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49b16a" officeooo:paragraph-rsid="0049b16a" style:font-name-asian="文泉驿点阵正黑" style:font-size-asian="12pt" style:font-style-asian="normal" style:font-weight-asian="normal" style:font-size-complex="12pt" fo:padding="0cm" fo:border="none"/>
    </style:style>
    <style:style style:name="P6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5a4537" officeooo:paragraph-rsid="004f4387" style:font-name-asian="文泉驿点阵正黑" style:font-size-asian="12pt" style:font-style-asian="normal" style:font-weight-asian="normal" style:font-size-complex="12pt" fo:padding="0cm" fo:border="none"/>
    </style:style>
    <style:style style:name="P7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 officeooo:paragraph-rsid="0066d957"/>
    </style:style>
    <style:style style:name="P8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2pt" fo:letter-spacing="normal" fo:font-style="normal" fo:font-weight="bold" officeooo:rsid="005a4537" officeooo:paragraph-rsid="004f4387" style:font-name-asian="文泉驿点阵正黑" style:font-size-asian="12pt" style:font-style-asian="normal" style:font-weight-asian="bold" style:font-size-complex="12pt" style:font-weight-complex="bold" fo:padding="0cm" fo:border="none"/>
    </style:style>
    <style:style style:name="P9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4f4387"/>
    </style:style>
    <style:style style:name="P10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6c6c3f"/>
    </style:style>
    <style:style style:name="P11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4f4387"/>
    </style:style>
    <style:style style:name="P12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background-color="#292429" fo:padding="0cm" fo:border="none">
        <style:background-image/>
      </style:paragraph-properties>
      <style:text-properties fo:font-variant="normal" fo:text-transform="none" fo:color="#75715e" style:font-name="Consolas" fo:font-size="10pt" fo:letter-spacing="normal" fo:font-style="normal" fo:font-weight="normal" officeooo:paragraph-rsid="00626460" style:font-name-asian="Nimbus Mono L" style:font-size-asian="10pt" style:font-name-complex="Liberation Mono" style:font-size-complex="10pt"/>
    </style:style>
    <style:style style:name="P13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background-color="#292429" fo:padding="0cm" fo:border="none">
        <style:background-image/>
      </style:paragraph-properties>
      <style:text-properties fo:font-variant="normal" fo:text-transform="none" fo:color="#75715e" style:font-name="Consolas" fo:font-size="10pt" fo:letter-spacing="normal" fo:font-style="normal" fo:font-weight="normal" officeooo:rsid="005a4537" officeooo:paragraph-rsid="00626460" style:font-name-asian="Nimbus Mono L" style:font-size-asian="10pt" style:font-style-asian="normal" style:font-weight-asian="normal" style:font-name-complex="Liberation Mono" style:font-size-complex="10pt" style:font-weight-complex="bold" fo:padding="0cm" fo:border="none"/>
    </style:style>
    <style:style style:name="P14" style:family="paragraph" style:parent-style-name="Preformatted_20_Text">
      <style:text-properties fo:font-variant="normal" fo:text-transform="none" fo:color="#4f4f4f" style:font-name="文泉驿点阵正黑" fo:font-size="12pt" fo:letter-spacing="normal" fo:font-style="normal" fo:font-weight="normal" officeooo:rsid="0025a535" officeooo:paragraph-rsid="002ca9db" style:font-name-asian="文泉驿点阵正黑" style:font-size-asian="12pt" style:font-style-asian="normal" style:font-weight-asian="bold" style:font-name-complex="Liberation Mono" style:font-size-complex="12pt" style:font-weight-complex="bold"/>
    </style:style>
    <style:style style:name="P15" style:family="paragraph" style:parent-style-name="Standard">
      <style:text-properties fo:font-variant="normal" fo:text-transform="none" fo:color="#4f4f4f" style:font-name="文泉驿点阵正黑" fo:font-size="12pt" fo:letter-spacing="normal" fo:font-style="normal" fo:font-weight="normal" officeooo:rsid="0049b16a" style:font-name-asian="文泉驿点阵正黑" style:font-size-asian="12pt" style:font-style-asian="normal" style:font-weight-asian="normal" style:font-size-complex="12pt" fo:padding="0cm" fo:border="none"/>
    </style:style>
    <style:style style:name="P16" style:family="paragraph" style:parent-style-name="Preformatted_20_Text">
      <style:paragraph-properties fo:margin-top="0.397cm" fo:margin-bottom="0.397cm" loext:contextual-spacing="false" fo:text-align="start" style:justify-single-word="false" fo:orphans="2" fo:widows="2" fo:background-color="#292429" fo:padding="0cm" fo:border="none">
        <style:background-image/>
      </style:paragraph-properties>
      <style:text-properties fo:font-variant="normal" fo:text-transform="none" fo:color="#f8f8f2" style:font-name="Consolas" fo:letter-spacing="normal" fo:font-style="normal" fo:font-weight="normal"/>
    </style:style>
    <style:style style:name="P17" style:family="paragraph" style:parent-style-name="Preformatted_20_Text">
      <style:paragraph-properties fo:margin-top="0.397cm" fo:margin-bottom="0.397cm" loext:contextual-spacing="false" fo:text-align="start" style:justify-single-word="false" fo:orphans="2" fo:widows="2" fo:background-color="#292429" fo:padding="0cm" fo:border="none">
        <style:background-image/>
      </style:paragraph-properties>
      <style:text-properties fo:font-variant="normal" fo:text-transform="none" fo:color="#f8f8f2" fo:letter-spacing="normal"/>
    </style:style>
    <style:style style:name="P18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555555" fo:letter-spacing="normal" officeooo:paragraph-rsid="00723664"/>
    </style:style>
    <style:style style:name="P19" style:family="paragraph" style:parent-style-name="Standard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7034c9"/>
    </style:style>
    <style:style style:name="P20" style:family="paragraph" style:parent-style-name="Text_20_body">
      <style:paragraph-properties fo:orphans="2" fo:widows="2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555555" fo:letter-spacing="normal" officeooo:paragraph-rsid="00723664"/>
    </style:style>
    <style:style style:name="P22" style:family="paragraph" style:parent-style-name="Heading_20_1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4pt" fo:letter-spacing="normal" fo:font-style="normal" fo:font-weight="bold" officeooo:rsid="005a4537" officeooo:paragraph-rsid="004f4387" style:font-name-asian="文泉驿点阵正黑" style:font-size-asian="14pt" style:font-style-asian="normal" style:font-weight-asian="bold" style:font-size-complex="14pt" style:font-weight-complex="bold" fo:padding="0cm" fo:border="none"/>
    </style:style>
    <style:style style:name="P23" style:family="paragraph" style:parent-style-name="Heading_20_1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4pt" fo:letter-spacing="normal" fo:font-style="normal" fo:font-weight="bold" officeooo:rsid="005a4537" officeooo:paragraph-rsid="004f438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P24" style:family="paragraph" style:parent-style-name="Heading_20_2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4pt" fo:letter-spacing="normal" fo:font-style="normal" fo:font-weight="bold" officeooo:rsid="005a4537" officeooo:paragraph-rsid="004f4387" style:font-name-asian="文泉驿点阵正黑" style:font-size-asian="14pt" style:font-style-asian="normal" style:font-weight-asian="bold" style:font-size-complex="14pt" style:font-weight-complex="bold" fo:padding="0cm" fo:border="none"/>
    </style:style>
    <style:style style:name="P25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 officeooo:rsid="007034c9" officeooo:paragraph-rsid="007034c9" style:font-name-asian="PingFang SC" style:font-size-asian="12pt" style:font-style-asian="normal" style:font-weight-asian="normal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text-indent="0cm" style:auto-text-indent="false" fo:background-color="#f0f0f0" fo:padding="0cm" fo:border="none">
        <style:background-image/>
      </style:paragraph-properties>
      <style:text-properties fo:font-variant="normal" fo:text-transform="none" fo:color="#000000" style:font-name="Courier New" fo:font-size="10.5pt" fo:letter-spacing="normal" fo:font-style="normal" fo:font-weight="normal"/>
    </style:style>
    <style:style style:name="T1" style:family="text">
      <style:text-properties fo:font-weight="bold" style:font-style-asian="normal" style:font-weight-asian="bold" style:font-weight-complex="bold"/>
    </style:style>
    <style:style style:name="T2" style:family="text">
      <style:text-properties style:font-style-asian="normal" style:font-weight-asian="normal"/>
    </style:style>
    <style:style style:name="T3" style:family="text">
      <style:text-properties officeooo:rsid="004d7b0a" style:font-style-asian="normal" style:font-weight-asian="normal"/>
    </style:style>
    <style:style style:name="T4" style:family="text">
      <style:text-properties officeooo:rsid="005499fa" style:font-style-asian="normal" style:font-weight-asian="normal"/>
    </style:style>
    <style:style style:name="T5" style:family="text">
      <style:text-properties officeooo:rsid="0055a726" style:font-style-asian="normal" style:font-weight-asian="normal"/>
    </style:style>
    <style:style style:name="T6" style:family="text">
      <style:text-properties officeooo:rsid="0057f119" style:font-style-asian="normal" style:font-weight-asian="normal"/>
    </style:style>
    <style:style style:name="T7" style:family="text">
      <style:text-properties officeooo:rsid="0058fb9a" style:font-style-asian="normal" style:font-weight-asian="normal"/>
    </style:style>
    <style:style style:name="T8" style:family="text">
      <style:text-properties officeooo:rsid="005a4537" style:font-style-asian="normal" style:font-weight-asian="normal"/>
    </style:style>
    <style:style style:name="T9" style:family="text">
      <style:text-properties officeooo:rsid="005b69e9" style:font-style-asian="normal" style:font-weight-asian="normal"/>
    </style:style>
    <style:style style:name="T10" style:family="text">
      <style:text-properties fo:font-variant="normal" fo:text-transform="none" fo:color="#3e4349" style:font-name="Garamond" fo:font-size="12pt" fo:letter-spacing="normal" fo:font-style="normal" fo:font-weight="normal" officeooo:rsid="005a4537" style:font-name-asian="goudy old style" style:font-size-asian="12.75pt" style:font-style-asian="normal" style:font-weight-asian="normal" style:font-size-complex="12pt" style:font-weight-complex="normal" fo:padding="0cm" fo:border="none"/>
    </style:style>
    <style:style style:name="T11" style:family="text">
      <style:text-properties fo:font-variant="normal" fo:text-transform="none" fo:color="#3e4349" style:font-name="Garamond" fo:font-size="12pt" fo:letter-spacing="normal" fo:font-style="normal" fo:font-weight="normal" officeooo:rsid="005a4537" style:font-name-asian="文泉驿点阵正黑" style:font-size-asian="12pt" style:font-style-asian="normal" style:font-weight-asian="normal" style:font-size-complex="12pt" style:font-weight-complex="normal" fo:padding="0cm" fo:border="none"/>
    </style:style>
    <style:style style:name="T12" style:family="text">
      <style:text-properties fo:font-variant="normal" fo:text-transform="none" fo:color="#3e4349" style:font-name="Garamond" fo:font-size="14pt" fo:letter-spacing="normal" fo:font-style="normal" fo:font-weight="bold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13" style:family="text">
      <style:text-properties fo:font-variant="normal" fo:text-transform="none" fo:color="#3e4349" style:font-name="Garamond" fo:font-size="14pt" fo:letter-spacing="normal" fo:font-style="normal" fo:font-weight="bold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14" style:family="text">
      <style:text-properties fo:font-variant="normal" fo:text-transform="none" fo:color="#3e4349" style:font-name="Garamond" fo:font-size="14pt" fo:letter-spacing="normal" fo:font-style="normal" fo:font-weight="bold" officeooo:rsid="006c6c3f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15" style:family="text">
      <style:text-properties fo:font-variant="normal" fo:text-transform="none" fo:color="#3e4349" style:font-name="goudy old style" fo:font-size="12.75pt" fo:letter-spacing="normal" fo:font-style="normal" fo:font-weight="normal" officeooo:rsid="005a4537" style:font-name-asian="文泉驿点阵正黑" style:font-size-asian="12pt" style:font-style-asian="normal" style:font-weight-asian="normal" style:font-size-complex="12pt" style:font-weight-complex="normal" fo:padding="0cm" fo:border="none"/>
    </style:style>
    <style:style style:name="T16" style:family="text">
      <style:text-properties fo:font-variant="normal" fo:text-transform="none" fo:color="#3e4349" style:font-name="goudy old style" fo:font-size="12.75pt" fo:letter-spacing="normal" fo:font-style="normal" fo:font-weight="normal" officeooo:rsid="005a4537" style:font-name-asian="文泉驿点阵正黑" style:font-size-asian="14pt" style:font-style-asian="normal" style:font-weight-asian="bold" style:font-size-complex="14pt" style:font-weight-complex="bold" fo:padding="0cm" fo:border="none"/>
    </style:style>
    <style:style style:name="T17" style:family="text">
      <style:text-properties fo:font-variant="normal" fo:text-transform="none" fo:color="#004b6b" style:text-line-through-style="none" style:text-line-through-type="none" style:font-name="goudy old style" fo:font-size="12.75pt" fo:letter-spacing="normal" fo:font-style="normal" style:text-underline-style="none" fo:font-weight="normal" officeooo:rsid="005a4537" style:text-blinking="false" style:font-name-asian="文泉驿点阵正黑" style:font-size-asian="12pt" style:font-style-asian="normal" style:font-weight-asian="normal" style:font-size-complex="12pt" style:font-weight-complex="normal" fo:padding-left="0cm" fo:padding-right="0cm" fo:padding-top="0cm" fo:padding-bottom="0.049cm" fo:border-left="none" fo:border-right="none" fo:border-top="none" fo:border-bottom="0.06pt dotted #004b6b"/>
    </style:style>
    <style:style style:name="T18" style:family="text">
      <style:text-properties fo:font-variant="normal" fo:text-transform="none" fo:color="#004b6b" style:text-line-through-style="none" style:text-line-through-type="none" style:font-name="goudy old style" fo:font-size="12.75pt" fo:letter-spacing="normal" fo:font-style="normal" style:text-underline-style="none" fo:font-weight="normal" officeooo:rsid="005a4537" style:text-blinking="false" style:font-name-asian="文泉驿点阵正黑" style:font-size-asian="14pt" style:font-style-asian="normal" style:font-weight-asian="bold" style:font-size-complex="14pt" style:font-weight-complex="bold" fo:padding-left="0cm" fo:padding-right="0cm" fo:padding-top="0cm" fo:padding-bottom="0.049cm" fo:border-left="none" fo:border-right="none" fo:border-top="none" fo:border-bottom="0.06pt dotted #004b6b"/>
    </style:style>
    <style:style style:name="T19" style:family="text">
      <style:text-properties fo:font-variant="normal" fo:text-transform="none" fo:color="#333333" style:font-name="PingFang SC" fo:font-size="12pt" fo:letter-spacing="normal" fo:font-style="normal" fo:font-weight="normal"/>
    </style:style>
    <style:style style:name="T20" style:family="text">
      <style:text-properties fo:font-variant="normal" fo:text-transform="none" fo:color="#333333" fo:letter-spacing="normal" style:font-name-asian="PingFang SC" style:font-size-asian="12pt" style:font-style-asian="normal" style:font-weight-asian="normal"/>
    </style:style>
    <style:style style:name="T21" style:family="text">
      <style:text-properties fo:font-variant="normal" fo:text-transform="none" fo:color="#3f88bf" style:text-line-through-style="none" style:text-line-through-type="none" style:font-name="PingFang SC" fo:font-size="12pt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3f88bf" style:text-line-through-style="none" style:text-line-through-type="none" fo:letter-spacing="normal" style:text-underline-style="none" style:text-blinking="false" style:font-name-asian="PingFang SC" style:font-size-asian="12pt" style:font-style-asian="normal" style:font-weight-asian="normal"/>
    </style:style>
    <style:style style:name="T23" style:family="text">
      <style:text-properties fo:font-variant="normal" fo:text-transform="none" fo:color="#555555" fo:letter-spacing="normal" style:font-name-asian="PingFang SC1" style:font-size-asian="11.25pt" style:font-style-asian="normal" style:font-weight-asian="normal"/>
    </style:style>
    <style:style style:name="T24" style:family="text">
      <style:text-properties fo:font-variant="normal" fo:text-transform="none" fo:color="#555555" fo:letter-spacing="normal" style:font-name-asian="microsoft yahei" style:font-size-asian="11.25pt" style:font-style-asian="normal" style:font-weight-asian="normal"/>
    </style:style>
    <style:style style:name="T25" style:family="text">
      <style:text-properties fo:font-variant="normal" fo:text-transform="none" fo:color="#555555" fo:letter-spacing="normal" officeooo:rsid="007034c9" style:font-name-asian="microsoft yahei" style:font-size-asian="11.25pt" style:font-style-asian="normal" style:font-weight-asian="normal"/>
    </style:style>
    <style:style style:name="T26" style:family="text">
      <style:text-properties fo:font-variant="normal" fo:text-transform="none" fo:color="#555555" fo:letter-spacing="normal" officeooo:rsid="00723664" style:font-name-asian="microsoft yahei" style:font-size-asian="11.25pt" style:font-style-asian="normal" style:font-weight-asian="normal"/>
    </style:style>
    <style:style style:name="T27" style:family="text">
      <style:text-properties fo:font-variant="normal" fo:text-transform="none" fo:color="#555555" style:font-name="microsoft yahei" fo:font-size="11.25pt" fo:letter-spacing="normal" fo:font-style="normal" fo:font-weight="normal" officeooo:rsid="007034c9" style:font-name-asian="PingFang SC" style:font-size-asian="12pt" style:font-style-asian="normal" style:font-weight-asian="normal"/>
    </style:style>
    <style:style style:name="T28" style:family="text">
      <style:text-properties fo:font-variant="normal" fo:text-transform="none" fo:color="#0c89cf" style:text-line-through-style="none" style:text-line-through-type="none" fo:letter-spacing="normal" style:text-underline-style="none" style:text-blinking="false" style:font-name-asian="microsoft yahei" style:font-size-asian="11.25pt" style:font-style-asian="normal" style:font-weight-asian="normal"/>
    </style:style>
    <style:style style:name="T29" style:family="text">
      <style:text-properties fo:color="#3e4349" style:font-name="Garamond" fo:font-size="14pt" fo:font-weight="bold" officeooo:rsid="005a4537" style:font-name-asian="arial" style:font-size-asian="10.5pt" style:font-style-asian="normal" style:font-weight-asian="normal" style:font-size-complex="14pt" style:font-weight-complex="bold" fo:padding="0cm" fo:border="none"/>
    </style:style>
    <style:style style:name="T30" style:family="text">
      <style:text-properties fo:color="#3e4349" style:font-name="Garamond" fo:font-size="14pt" fo:font-weight="bold" officeooo:rsid="006b3d8b" style:font-name-asian="arial" style:font-size-asian="10.5pt" style:font-style-asian="normal" style:font-weight-asian="normal" style:font-size-complex="14pt" style:font-weight-complex="bold" fo:padding="0cm" fo:border="none"/>
    </style:style>
    <style:style style:name="T31" style:family="text">
      <style:text-properties fo:color="#3e4349" style:font-name="Garamond" fo:font-size="14pt" fo:font-style="normal" fo:font-weight="bold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32" style:family="text">
      <style:text-properties fo:color="#3e4349" style:font-name="Garamond" fo:font-size="14pt" fo:font-style="normal" fo:font-weight="bold" officeooo:rsid="005a4537" style:font-name-asian="arial" style:font-size-asian="10.5pt" style:font-style-asian="normal" style:font-weight-asian="normal" style:font-size-complex="14pt" style:font-weight-complex="bold" fo:padding="0cm" fo:border="none"/>
    </style:style>
    <style:style style:name="T33" style:family="text">
      <style:text-properties fo:color="#3e4349" style:font-name="Garamond" fo:font-size="14pt" fo:font-style="normal" fo:font-weight="bold" officeooo:rsid="006b3d8b" style:font-name-asian="arial" style:font-size-asian="10.5pt" style:font-style-asian="normal" style:font-weight-asian="normal" style:font-size-complex="14pt" style:font-weight-complex="bold" fo:padding="0cm" fo:border="none"/>
    </style:style>
    <style:style style:name="T34" style:family="text">
      <style:text-properties fo:color="#3e4349" style:font-name="arial" fo:font-size="10.5pt" fo:font-style="normal" fo:font-weight="normal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35" style:family="text">
      <style:text-properties fo:color="#3e4349" style:font-name="Consolas" fo:font-size="11.25pt" fo:font-style="normal" fo:font-weight="normal"/>
    </style:style>
    <style:style style:name="T36" style:family="text">
      <style:text-properties style:font-name="Garamond" fo:font-size="14pt" fo:font-style="normal" fo:font-weight="bold" officeooo:rsid="005a4537" style:font-name-asian="arial" style:font-size-asian="10.5pt" style:font-style-asian="normal" style:font-weight-asian="normal" style:font-size-complex="14pt" style:font-weight-complex="bold" fo:padding="0cm" fo:border="none"/>
    </style:style>
    <style:style style:name="T37" style:family="text">
      <style:text-properties fo:color="#75715e"/>
    </style:style>
    <style:style style:name="T38" style:family="text">
      <style:text-properties fo:color="#75715e" style:font-name="Consolas" fo:font-style="normal" fo:font-weight="normal"/>
    </style:style>
    <style:style style:name="T39" style:family="text">
      <style:text-properties fo:color="#66d9ef"/>
    </style:style>
    <style:style style:name="T40" style:family="text">
      <style:text-properties style:font-name="Consolas" fo:font-style="normal" fo:font-weight="normal"/>
    </style:style>
    <style:style style:name="T41" style:family="text">
      <style:text-properties style:font-name="Consolas" fo:font-size="11.25pt" fo:font-style="normal" fo:font-weight="normal"/>
    </style:style>
    <style:style style:name="T42" style:family="text">
      <style:text-properties fo:color="#f92672" style:font-name="Consolas" fo:font-style="normal" fo:font-weight="normal"/>
    </style:style>
    <style:style style:name="T43" style:family="text">
      <style:text-properties style:font-name="arial" fo:font-size="10.5pt" fo:font-style="normal" fo:font-weight="normal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44" style:family="text">
      <style:text-properties fo:color="#136ec2" style:text-line-through-style="none" style:text-line-through-type="none" style:font-name="arial" fo:font-size="10.5pt" fo:font-style="normal" style:text-underline-style="none" fo:font-weight="normal" officeooo:rsid="005a4537" style:text-blinking="false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45" style:family="text">
      <style:text-properties style:font-name="PingFang SC1" fo:font-size="11.25pt" fo:font-style="normal" fo:font-weight="normal"/>
    </style:style>
    <style:style style:name="T46" style:family="text">
      <style:text-properties style:font-name="microsoft yahei" fo:font-size="11.25pt" fo:font-style="normal" fo:font-weight="normal"/>
    </style:style>
    <style:style style:name="T47" style:family="text">
      <style:text-properties style:font-name-asian="PingFang SC1" style:font-size-asian="11.25pt" style:font-style-asian="normal" style:font-weight-asian="normal"/>
    </style:style>
    <style:style style:name="T48" style:family="text">
      <style:text-properties style:font-name-asian="microsoft yahei" style:font-size-asian="11.25pt"/>
    </style:style>
    <style:style style:name="T49" style:family="text">
      <style:text-properties style:font-name-asian="microsoft yahei" style:font-size-asian="11.25pt" style:font-style-asian="normal" style:font-weight-asian="normal"/>
    </style:style>
    <style:style style:name="T50" style:family="text">
      <style:text-properties fo:color="#000000" style:font-name="Consolas" fo:font-size="11.25pt" fo:font-style="normal" fo:font-weight="normal"/>
    </style:style>
    <style:style style:name="T51" style:family="text">
      <style:text-properties fo:color="#000000" style:font-name="Consolas" fo:font-size="11.25pt" fo:font-style="normal" fo:font-weight="bold"/>
    </style:style>
    <style:style style:name="T52" style:family="text">
      <style:text-properties fo:color="#582800" style:font-name="Consolas" fo:font-size="11.25pt" fo:font-style="normal" fo:font-weight="normal"/>
    </style:style>
    <style:style style:name="T53" style:family="text">
      <style:text-properties fo:color="#4e9a06" style:font-name="Consolas" fo:font-size="11.25pt" fo:font-style="normal" fo:font-weight="normal"/>
    </style:style>
    <style:style style:name="T54" style:family="text">
      <style:text-properties fo:color="#4e9a06" style:font-name-asian="Consolas" style:font-size-asian="11.25pt" style:font-style-asian="normal" style:font-weight-asian="normal"/>
    </style:style>
    <style:style style:name="T55" style:family="text">
      <style:text-properties fo:padding="0cm" fo:border="none"/>
    </style:style>
    <style:style style:name="T56" style:family="text">
      <style:text-properties fo:color="#0000ff" fo:padding="0cm" fo:border="none"/>
    </style:style>
    <style:style style:name="T57" style:family="text">
      <style:text-properties fo:color="#800000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><text:span text:style-name="T1">Flask 使用上下文让</text:span><text:span text:style-name="T2">特定的变量在一个线程中全局可访问，与此同时却不会干扰其他线程。</text:span></text:p>
      <text:p text:style-name="P2"><text:span text:style-name="T2">程序上下文：</text:span><text:span text:style-name="T3">current_app与g;请求上下文：session与request;，都为全局变量。</text:span></text:p>
      <text:p text:style-name="P3"><text:span text:style-name="T3">F</text:span><text:span text:style-name="T2">lask提供</text:span><text:span text:style-name="T1">注册通用函数</text:span><text:span text:style-name="T2">的功能，注册的函数可在请求被分发到视图函数之前或之后调用；</text:span></text:p>
      <text:p text:style-name="P3"><text:span text:style-name="T2">Fl</text:span><text:span text:style-name="T4">ask 视图响应默认的HTTP响应状态码为200，数字代码作为第二个参数返回值，可改变状态码，如:</text:span><text:span text:style-name="T5">return '&lt;h1&gt;Bad Request&lt;/h1&gt;',400;</text:span><text:span text:style-name="T6">调用make_response()函数创建响应对象</text:span><text:span text:style-name="T7">；</text:span></text:p>
      <text:p text:style-name="P3"><text:span text:style-name="T7">重定向函数redirect('URL');</text:span><text:span text:style-name="T8">abort函数：处理响应错误</text:span><text:span text:style-name="T9">（抛出异常）</text:span><text:span text:style-name="T8">，如：abort(404)</text:span></text:p>
      <text:h text:style-name="P22" text:outline-level="1">Flask-Bootstrap:</text:h>
      <text:p text:style-name="P9"><text:span text:style-name="T15">Flask-Bootstrap </text:span><text:span text:style-name="T10">把 </text:span><text:a xlink:type="simple" xlink:href="http://getbootstrap.com/" text:style-name="Internet_20_link" text:visited-style-name="Visited_20_Internet_20_Link"><text:span text:style-name="T17">Bootstrap</text:span></text:a><text:span text:style-name="T11"> </text:span><text:span text:style-name="T10">打包进一个 扩展，这个扩展主要由一个叫“</text:span><text:span text:style-name="T15">bootstrap”</text:span><text:span text:style-name="T10">的蓝本（</text:span><text:span text:style-name="T15">blueprint</text:span><text:span text:style-name="T10">）组成。它也可以创建链接从一个</text:span><text:span text:style-name="T15">CDN</text:span><text:span text:style-name="T10">上引用</text:span><text:span text:style-name="T15">Bootstrap</text:span><text:span text:style-name="T10">资源。</text:span></text:p>
      <text:h text:style-name="P24" text:outline-level="2">跨浏览器支持:</text:h>
      <text:p text:style-name="P9"><text:span text:style-name="T12">跨浏览器支持（特别对</text:span><text:span text:style-name="T16">Internet Explorer &lt; 9</text:span><text:span text:style-name="T12">的版本来说）通常是 必要的，但是</text:span><text:span text:style-name="T16">Flask-Bootstrap</text:span><text:span text:style-name="T12">没有附加这个功能。你可以下载 </text:span><text:a xlink:type="simple" xlink:href="https://raw.github.com/aFarkas/html5shiv/master/dist/html5shiv.min.js" text:style-name="Internet_20_link" text:visited-style-name="Visited_20_Internet_20_Link"><text:span text:style-name="T18">html5shiv</text:span></text:a><text:span text:style-name="T16"> </text:span><text:span text:style-name="T12">和 </text:span><text:a xlink:type="simple" xlink:href="https://raw.githubusercontent.com/scottjehl/Respond/master/dest/respond.min.js" text:style-name="Internet_20_link" text:visited-style-name="Visited_20_Internet_20_Link"><text:span text:style-name="T18">Respond.js</text:span></text:a><text:span text:style-name="T16"> </text:span><text:span text:style-name="T12">，把它们放在你程序的静态文件夹，然后像下面的例子那样包含它们:</text:span></text:p>
      <text:p text:style-name="P13">{% import "bootstrap/fixes.html" as fixes %}</text:p>
      <text:p text:style-name="P12">{% block head %}</text:p>
      <text:p text:style-name="P17"><text:s text:c="2"/><text:span text:style-name="T38">{{</text:span><text:span text:style-name="T40">super</text:span><text:span text:style-name="T42">()</text:span><text:span text:style-name="T38">}}</text:span></text:p>
      <text:p text:style-name="P17"><text:s text:c="2"/><text:span text:style-name="T38">{{</text:span><text:span text:style-name="T40">fixes.ie8</text:span><text:span text:style-name="T42">()</text:span><text:span text:style-name="T38">}}</text:span></text:p>
      <text:p text:style-name="P16"><text:span text:style-name="T37">{%</text:span> <text:span text:style-name="T39">endblock</text:span> <text:span text:style-name="T37">%}</text:span></text:p>
      <text:p text:style-name="P7"><text:span text:style-name="T31">Html5shiv:</text:span><text:span text:style-name="T34">Html5</text:span><text:span text:style-name="T29">标签结构</text:span></text:p>
      <text:p text:style-name="P7"><text:span text:style-name="T29">g</text:span><text:span text:style-name="T30">it :</text:span><text:span text:style-name="T33">https://github.com/aFarkas/html5shiv.git</text:span></text:p>
      <text:p text:style-name="P7"><text:span text:style-name="T36">使用</text:span><text:a xlink:type="simple" xlink:href="https://baike.baidu.com/item/Javascript" office:target-frame-name="_blank" xlink:show="new" text:style-name="Internet_20_link" text:visited-style-name="Visited_20_Internet_20_Link"><text:span text:style-name="T44">Javascript</text:span></text:a><text:span text:style-name="T36">来使不支持</text:span><text:span text:style-name="T43">HTML5</text:span><text:span text:style-name="T36">的浏览器支持</text:span><text:a xlink:type="simple" xlink:href="https://baike.baidu.com/item/HTML" office:target-frame-name="_blank" xlink:show="new" text:style-name="Internet_20_link" text:visited-style-name="Visited_20_Internet_20_Link"><text:span text:style-name="T44">HTML</text:span></text:a><text:span text:style-name="T36">标签。</text:span><text:span text:style-name="T32">针对</text:span><text:span text:style-name="T34">IE</text:span><text:span text:style-name="T32">浏览器比较好的解决方案是</text:span><text:span text:style-name="T34">html5shiv</text:span><text:span text:style-name="T32">。</text:span><text:span text:style-name="T34">html5shiv</text:span><text:span text:style-name="T32">主要解决</text:span><text:span text:style-name="T34">HTML5</text:span><text:span text:style-name="T32">提出的新的元素不被</text:span><text:span text:style-name="T34">IE6-8</text:span><text:span text:style-name="T32">识别，这些新元素不能作为父节点包裹子元素，并且不能应用</text:span><text:span text:style-name="T34">CSS</text:span><text:span text:style-name="T32">样式。让</text:span><text:span text:style-name="T34">CSS </text:span><text:span text:style-name="T32">样式应用在未知元素上只需执行 </text:span><text:span text:style-name="T34">document.createElement(elementName) </text:span><text:span text:style-name="T32">即可实现。</text:span><text:span text:style-name="T34">html5shiv</text:span><text:span text:style-name="T32">就是根据这个原理创建的。</text:span></text:p>
      <text:h text:style-name="P23" text:outline-level="1"><text:soft-page-break/>Respond.JS:</text:h>
      <text:p text:style-name="P10"><text:span text:style-name="T12">G</text:span><text:span text:style-name="T14">it:</text:span><text:span text:style-name="T13">https://github.com/scottjehl/Respond.git</text:span></text:p>
      <text:p text:style-name="P11"><text:bookmark text:name="best-content-2248403308"/><text:span text:style-name="T19">Respond.js </text:span><text:span text:style-name="T20">是一个快速、轻量的 </text:span><text:span text:style-name="T19">polyfill</text:span><text:span text:style-name="T20">，用于</text:span><text:bookmark-start text:name="__DdeLink__71_452802286"/><text:span text:style-name="T20">为 </text:span><text:span text:style-name="T19">IE6-8 </text:span><text:span text:style-name="T20">以及其它不支持 </text:span><text:a xlink:type="simple" xlink:href="https://www.baidu.com/s?wd=CSS3&amp;tn=44039180_cpr&amp;fenlei=mv6quAkxTZn0IZRqIHckPjm4nH00T1dBnAu-Phc1m1--uh7BrHK-0ZwV5Hcvrjm3rH6sPfKWUMw85HfYnjn4nH6sgvPsT6KdThsqpZwYTjCEQLGCpyw9Uz4Bmy-bIi4WUvYETgN-TLwGUv3EnW0knHcznjDLPWf3rHmsP1mzr0" office:target-frame-name="_blank" xlink:show="new" text:style-name="Internet_20_link" text:visited-style-name="Visited_20_Internet_20_Link"><text:span text:style-name="T21">CSS3</text:span></text:a><text:span text:style-name="T19"> Media Queries </text:span><text:span text:style-name="T20">的浏览器提供媒体查询的 </text:span><text:span text:style-name="T19">min-width </text:span><text:span text:style-name="T20">和 </text:span><text:a xlink:type="simple" xlink:href="https://www.baidu.com/s?wd=max-width&amp;tn=44039180_cpr&amp;fenlei=mv6quAkxTZn0IZRqIHckPjm4nH00T1dBnAu-Phc1m1--uh7BrHK-0ZwV5Hcvrjm3rH6sPfKWUMw85HfYnjn4nH6sgvPsT6KdThsqpZwYTjCEQLGCpyw9Uz4Bmy-bIi4WUvYETgN-TLwGUv3EnW0knHcznjDLPWf3rHmsP1mzr0" office:target-frame-name="_blank" xlink:show="new" text:style-name="Internet_20_link" text:visited-style-name="Visited_20_Internet_20_Link"><text:span text:style-name="T21">max-width</text:span></text:a><text:span text:style-name="T19"> </text:span><text:span text:style-name="T20">特性</text:span><text:bookmark-end text:name="__DdeLink__71_452802286"/><text:span text:style-name="T20">，实现</text:span><text:a xlink:type="simple" xlink:href="https://www.baidu.com/s?wd=响应式网页设计&amp;tn=44039180_cpr&amp;fenlei=mv6quAkxTZn0IZRqIHckPjm4nH00T1dBnAu-Phc1m1--uh7BrHK-0ZwV5Hcvrjm3rH6sPfKWUMw85HfYnjn4nH6sgvPsT6KdThsqpZwYTjCEQLGCpyw9Uz4Bmy-bIi4WUvYETgN-TLwGUv3EnW0knHcznjDLPWf3rHmsP1mzr0" office:target-frame-name="_blank" xlink:show="new" text:style-name="Internet_20_link" text:visited-style-name="Visited_20_Internet_20_Link"><text:span text:style-name="T22">响应式网页设计</text:span></text:a><text:span text:style-name="T20">（</text:span><text:span text:style-name="T19">Responsive Web Design</text:span><text:span text:style-name="T20">）。</text:span></text:p>
      <text:p text:style-name="P25">程序可以把数据存储在用户会话中，在请求之间“”记住”数据，用户会话是一种私有存储，存在于每个连接到服务器的客户端中，它是请求上下文的变量，名为session,默认情况下保存在客户端cookie中，使用设置的SECRET_KEY进行加密签名。</text:p>
      <text:p text:style-name="P25"/>
      <text:p text:style-name="P19"><text:span text:style-name="T27">Python3</text:span><text:span text:style-name="T25">与</text:span><text:span text:style-name="T27">Python2</text:span><text:span text:style-name="T25">中</text:span><text:span text:style-name="T26">MYSQL</text:span><text:span text:style-name="T25">连接也是有区别的</text:span></text:p>
      <text:p text:style-name="P18"><text:span text:style-name="T49">大概就是如下：</text:span></text:p>
      <text:p text:style-name="P18"><text:span text:style-name="T50">app</text:span><text:span text:style-name="T52">.</text:span><text:span text:style-name="T50">config</text:span><text:span text:style-name="T51">[</text:span><text:span text:style-name="T53">'SQLALCHEMY_DATABASE_URI'</text:span><text:span text:style-name="T51">]</text:span><text:span text:style-name="T35"> </text:span><text:span text:style-name="T52">=</text:span><text:span text:style-name="T35"> </text:span><text:span text:style-name="T53">'mysql://root:root@127.0.0.1/tushare?charset=utf8' #</text:span><text:span text:style-name="T54">这是</text:span><text:span text:style-name="T53">Python2</text:span><text:span text:style-name="T54">的</text:span></text:p>
      <text:p text:style-name="P18"><text:span text:style-name="T47">但是在</text:span><text:span text:style-name="T45">Python3</text:span><text:span text:style-name="T47">进行了改变：</text:span></text:p>
      <text:p text:style-name="P21"><text:span text:style-name="T49">正确的连接应该是这样</text:span></text:p>
      <text:p text:style-name="P21"><text:span text:style-name="T50">app</text:span><text:span text:style-name="T52">.</text:span><text:span text:style-name="T50">config</text:span><text:span text:style-name="T51">[</text:span><text:span text:style-name="T53">'SQLALCHEMY_DATABASE_URI'</text:span><text:span text:style-name="T51">]</text:span><text:span text:style-name="T35"> </text:span><text:span text:style-name="T52">=</text:span><text:span text:style-name="T35"> </text:span><text:span text:style-name="T53">'mysql+pymysql://root:root@127.0.0.1/tushare?charset=utf8' #</text:span><text:span text:style-name="T54">这是</text:span><text:span text:style-name="T53">Python3</text:span><text:span text:style-name="T54">的</text:span></text:p>
      <text:p text:style-name="P20"><text:span text:style-name="T23">如果不这样连接会怎么样，恭喜你会爆出一堆你不知道是什么鬼的错误</text:span></text:p>
      <text:p text:style-name="P26"><text:span text:style-name="T56">return</text:span> __import__(<text:span text:style-name="T57">'MySQLdb'</text:span><text:span text:style-name="T55">)</text:span></text:p>
      <text:p text:style-name="P26"><text:span text:style-name="T55">ModuleNotFoundError: No module named </text:span><text:span text:style-name="T57">'MySQLdb'</text:span></text:p>
      <text:p text:style-name="P25"/>
      <text:p text:style-name="P9"/>
      <text:p text:style-name="P8"/>
      <text:p text:style-name="P6"/>
      <text:p text:style-name="P6"/>
      <text:p text:style-name="P4"/>
      <text:p text:style-name="P4"/>
      <text:p text:style-name="P5"><text:soft-page-break/></text:p>
      <text:p text:style-name="P5"/>
      <text:p text:style-name="P1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'Deja Vu Sans Mono', 'Bitstream Vera Sans Mono', monospace"/>
    <style:font-face style:name="Courier New" svg:font-family="'Courier New'"/>
    <style:font-face style:name="Garamond" svg:font-family="Garamond, Georgia, serif"/>
    <style:font-face style:name="Lohit Devanagari1" svg:font-family="'Lohit Devanagari'"/>
    <style:font-face style:name="PingFang SC" svg:font-family="'PingFang SC', 'Lantinghei SC', 'Microsoft YaHei', arial, sans-serif, tahoma"/>
    <style:font-face style:name="PingFang SC1" svg:font-family="'PingFang SC', 'Microsoft YaHei', SimHei, Arial, SimSun"/>
    <style:font-face style:name="arial" svg:font-family="arial, sans-serif"/>
    <style:font-face style:name="goudy old style" svg:font-family="'goudy old style', 'minion pro', 'bell mt', Georgia, 'Hiragino Mincho Pro', serif"/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1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5:23.343473037</meta:creation-date>
    <dc:date>2018-04-04T10:28:42.723083316</dc:date>
    <meta:editing-duration>PT12H23M36S</meta:editing-duration>
    <meta:editing-cycles>73</meta:editing-cycles>
    <meta:generator>LibreOffice/4.3.7.2$Linux_X86_64 LibreOffice_project/430$Build-2</meta:generator>
    <meta:document-statistic meta:table-count="0" meta:image-count="0" meta:object-count="0" meta:page-count="3" meta:paragraph-count="30" meta:word-count="710" meta:character-count="1625" meta:non-whitespace-character-count="1566"/>
  </office:meta>
</office:document-meta>
</file>